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5-09-1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5-05-20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5-05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4-09-2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4-05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3-10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3-09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3-05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2-09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2-05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1-09-3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1-05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0-09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20-05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9-11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9-09-2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9-05-2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8-11-1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8-09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8-05-1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7-09-0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7-05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6-09-15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6-05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5-09-24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5-05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4-09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4-06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4-05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4-03-0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4-01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3-12-0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3-10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3-08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3-06-0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3-04-1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3-02-0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2-12-0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2-10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2-08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2-06-1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2-04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2-02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2-01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1-10-0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1-08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1-06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1-04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1-03-0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0-11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0-09-1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0-07-06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10-05-1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9-12-1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9-10-1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9-08-1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9-06-16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9-04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9-03-0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8-12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8-10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8-09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8-07-0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8-04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8-02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7-12-11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7-10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7-08-23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7-06-1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7-03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6-11-2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6-09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6-08-0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6-06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6-04-1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6-02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5-10-1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5-07-1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5-05-1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5-03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5-01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4-11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4-09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4-07-2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4-05-14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4-04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4-02-1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3-12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3-10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3-08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3-06-0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3-04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2-10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8-10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3-11-0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9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8-12-0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3-11-1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452" calcext:value-type="float">
            <text:p>-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4856" calcext:value-type="float">
            <text:p>-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2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7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8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4584" calcext:value-type="float">
            <text:p>-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422074430901</text:p>
          </table:table-cell>
          <table:table-cell office:value-type="string" calcext:value-type="string">
            <text:p>050407-- Atsion 1 Obs</text:p>
          </table:table-cell>
          <table:table-cell office:value-type="string" calcext:value-type="string">
            <text:p>196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6" meta:object-count="0"/>
    <meta:user-defined meta:name="AppVersion">3.0</meta:user-defined>
  </office:meta>
</office:document-meta>
</file>